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c19" officeooo:paragraph-rsid="000b2c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itdragen van stukje exlusiviteit</text:p>
      <text:p text:style-name="P1">Sfeer van de website moet overeenstemmen</text:p>
      <text:p text:style-name="P1"/>
      <text:p text:style-name="P1"/>
      <text:p text:style-name="P1">Technisch:</text:p>
      <text:p text:style-name="P1">CMS</text:p>
      <text:p text:style-name="P1">Hosting bespreken met Leander</text:p>
      <text:p text:style-name="P1">Template evt gebruiken die past bij sfeer</text:p>
      <text:p text:style-name="P1">evt in verschillende versies uitbrengen</text:p>
      <text:p text:style-name="P1"/>
      <text:p text:style-name="P1">Versie 1.0 rond november 2017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27:54.848549045</meta:creation-date>
    <dc:date>2017-04-07T11:30:14.481823602</dc:date>
    <meta:editing-duration>PT2M20S</meta:editing-duration>
    <meta:editing-cycles>1</meta:editing-cycles>
    <meta:document-statistic meta:table-count="0" meta:image-count="0" meta:object-count="0" meta:page-count="1" meta:paragraph-count="8" meta:word-count="33" meta:character-count="224" meta:non-whitespace-character-count="199"/>
    <meta:generator>LibreOffice/5.1.4.2$Linux_X86_64 LibreOffice_project/10m0$Build-2</meta:generator>
  </office:meta>
</office:document-meta>
</file>